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Lucidasans, 'Lucida Sans', 'Arial Unicode MS'"/>
    <style:font-face style:name="Arial" svg:font-family="Arial" style:font-pitch="variable"/>
    <style:font-face style:name="Tahoma" svg:font-family="Tahoma, Lucidasans, 'Lucida Sans', 'Arial Unicode MS'"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keep-together="auto"/>
    </style:style>
    <style:style style:name="P2" style:family="paragraph" style:parent-style-name="Standard">
      <style:paragraph-properties fo:keep-together="auto"/>
      <style:text-properties fo:language="lt" fo:country="LT"/>
    </style:style>
    <style:style style:name="P3" style:family="paragraph" style:parent-style-name="Standard">
      <style:paragraph-properties fo:keep-together="auto"/>
      <style:text-properties fo:color="#ff0000" fo:language="lt" fo:country="LT"/>
    </style:style>
    <style:style style:name="P4" style:family="paragraph" style:parent-style-name="Text">
      <style:paragraph-properties fo:text-align="start" style:justify-single-word="false"/>
      <style:text-properties fo:font-weight="normal" style:font-weight-asian="normal" style:font-weight-complex="normal"/>
    </style:style>
    <style:style style:name="P5" style:family="paragraph" style:parent-style-name="Standard">
      <style:text-properties fo:language="lt" fo:country="LT"/>
    </style:style>
    <style:style style:name="P6" style:family="paragraph" style:parent-style-name="Text">
      <style:text-properties fo:language="lt" fo:country="LT"/>
    </style:style>
    <style:style style:name="P7" style:family="paragraph" style:parent-style-name="Text">
      <style:text-properties fo:font-weight="bold" style:font-weight-asian="bold" style:font-weight-complex="bold"/>
    </style:style>
    <style:style style:name="P8" style:family="paragraph" style:parent-style-name="Text">
      <style:text-properties fo:font-weight="normal" style:font-weight-asian="normal" style:font-weight-complex="normal"/>
    </style:style>
    <style:style style:name="T1" style:family="text">
      <style:text-properties fo:language="lt" fo:country="LT"/>
    </style:style>
    <style:style style:name="T2" style:family="text">
      <style:text-properties style:use-window-font-color="true" fo:language="lt" fo:country="LT"/>
    </style:style>
    <style:style style:name="T3" style:family="text">
      <style:text-properties style:use-window-font-color="true"/>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suomeninės organizacijos „Atviras kodas Lietuvai“</text:h>
      <text:h text:style-name="Heading_20_1" text:outline-level="1">Visuotinio narių susirinkimo</text:h>
      <text:h text:style-name="Heading_20_1" text:outline-level="1">PROTOKOLAS</text:h>
      <text:p text:style-name="Standard"/>
      <text:p text:style-name="P1"><text:span text:style-name="T1">VIETA: Vilniaus Gedimino technikos universiteto Nuotolinių studijų centras,</text:span><text:span text:style-name="T2"> Pylimo </text:span>26/1<text:span text:style-name="T2">, Vilnius</text:span></text:p>
      <text:p text:style-name="P2">DATA: 2006 m. gegužės 6 d.</text:p>
      <text:p text:style-name="P2">DALYVIAI: <text:span text:style-name="T3">žr. protokolo priedą nr. 1.</text:span></text:p>
      <text:p text:style-name="P3"/>
      <text:h text:style-name="Heading_20_2" text:outline-level="2">DARBOTVARKĖ:</text:h>
      <text:p text:style-name="P4">14:15 - 14:30 Išrenkame pirmininkaujanti susirinkimui ir sekretorių, supažindiname su darbotvarkę, siūlome darbotvarkės pakeitimus.<text:line-break/>14:30 - 15:10 Metinis AKL prezidento pranešimas ir valdybos narių pasisakymai (Metinė prezidento ir valdybos ataskaitą AKL nariams).<text:line-break/>15:10 - 15:30 2005 metų AKL veiklos biudžeto pristatymas.<text:line-break/>15:30 - 16:00 AKL įstatų nagrinėjimas ir keitimas. <text:line-break/>16:00 - 16:20 Pertrauka.<text:line-break/>16:20 - 16:30 Kandidatų (į revizoriaus, AKL valdyba ir prezidento postą) sąrašo sudarymas, balsavimo tvarkos patvirtinimas, balsavimo komisijos tvirtinimas.<text:line-break/>16:30 - 16:40 AKL revizoriaus rinkimai.<text:line-break/>16:40 - 17:00 Kandidatų į AKL valdybą ir prezidento postą pasisakymai.<text:line-break/>17:00 - 17:10 Narių nuomonių, pastabų ar gerų žodžių apie kandidatus išsakymas.<text:line-break/>17:10 - 17:20 Balsavimas.<text:line-break/>17:20 - 17:40 Pertrauka (balsų skaičiavimas).<text:line-break/>17:40 - 18:00 Balsavimo rezultatų paskelbimas.</text:p>
      <text:p text:style-name="P2"/>
      <text:p text:style-name="P2">Dalyvauja 19 nariai iš <text:span text:style-name="T3">Y.</text:span> Kvorumas yra.</text:p>
      <text:p text:style-name="P2"/>
      <text:h text:style-name="Heading_20_2" text:outline-level="2">SVARSTYTA:</text:h>
      <text:p text:style-name="P2">Kas bus susirinkimo pirmininkas ir sekretorius?</text:p>
      <text:h text:style-name="Heading_20_3" text:outline-level="3">NUTARTA:</text:h>
      <text:p text:style-name="P2">Pavesti pirmininkauti Jaroslavui Šatkevič, atlikti sekretoriaus pareigas Albertui Agejevui.</text:p>
      <text:p text:style-name="Standard"/>
      <text:h text:style-name="Heading_20_2" text:outline-level="2">SVARSTYTA:</text:h>
      <text:p text:style-name="P5">Prezidento ir Valdybos narių 2004/2005 metų veiklos ataskaitos.</text:p>
      <text:h text:style-name="Heading_20_3" text:outline-level="3">AKL prezidento metinis pranešimas AKL nariams</text:h>
      <text:p text:style-name="Text">Kai norėjau tapti AKL prezidentu, galvojau, kad bus lengviau. <text:s/>Tačiau net jei AKL nieko neveikia, reikia daug lakstyti su popieriais, atsakinėti į emailus ir t.t. <text:s/>Didžiausia problema – nėra darbuotojo. <text:s/>Man teko atlikinėti visus einamus darbus. Pradžioje ypač daug darbų buvo su Phare projektu. 3 mėn. teko aiškintis su buhalterija. Labai ilgai pridavinėjome ataskaitas. <text:s/></text:p>
      <text:p text:style-name="Text">Po Phare projekto visos savivaldybės gavo 100 psl. vadovą apie atvirus standartus. ODF yra ISO standartas, taigi dabar turime ką rekomenduoti.</text:p>
      <text:p text:style-name="Text">Aš buvo atsakingas už bendruomenės reikalus. Padarėme kelis meetus, buvo tradicinė pirtis. <text:s/>Galvojau, kaip pagyvinti informavimą AKL viduje. <text:s/>Pakūrėm blogą, forumus, valdybos susitikimo protokolai siunčiami į narių konferencija. Dabar daugmaž matosi kas vyksta organizacijoje.</text:p>
      <text:p text:style-name="Text">Atnaujinome serverių ūkį. Atsirado galimybė visiems norintiems teikti hostingo paslaugas atviriems projektams.</text:p>
      <text:p text:style-name="Text">Per metus pašalinome 6 narius, dar išėjo 2 nariai, bet atsirado 9 nauji nariai. <text:s/>Taip pat šalio AKLo yra daug aktyvių žmonių, kurie nėra nariai.</text:p>
      <text:p text:style-name="Text">Rudeny turėjome galimybę sudalyvauti Infobalt parodoje. <text:s/>Bendrame fone mūsų stendas pasisekė. Dalinome Baltix kompaktus, rengėme seminarus.</text:p>
      <text:p text:style-name="Text">Bandėme sudalyvauti InfoKaunas/Namų pasalulis parodoje. Nespėjome, nes nebuvo žmogaus, kuris laiku tuo pasirūpintų. Tai dar kartą įrodo, kad AKLui reikalingas pastovus darbuotojas.</text:p>
      <text:p text:style-name="Text">Kai tik pradėjome kadenciją, turėjome gerų naujienų – SW patentai Europoj visgi negalioja. <text:s/>Mes taip pat prisidėjome. </text:p>
      <text:p text:style-name="Text">Tomas Jonušas dalyvavo Atviros programinės įrangos vartojimo ir pritaikymo programos kūrime. <text:s/>Dėl to vyko didelės diskusijos, nes mūsų oponentai nusprendė, kad AK nešimas į vyriausybės institucijas pažeidžia „technologinio neutralumo“ principą.</text:p>
      <text:p text:style-name="Text">Buvo 3 konferencijos, kuriose sudalyvavome ir pristatėme pranešimus.</text:p>
      <text:p text:style-name="Text">Parašėme kreipimusis prezidentui, seimo pirmininkui, etc. Jau gavome atsakymą, kad dokumentas užregistruotas. <text:s/>Kreipimąsi pasirašė 7 organizacijos.</text:p>
      <text:p text:style-name="Text">Be to, pastebėjome, kad AK sklinda ir į studentų gretas. Mes dalyvavome VU MIF rengiamame studentų grupinių darbų konkurse. Dauguma firmų užsakytų projektų buvo pagrįsta opensource'u.</text:p>
      <text:p text:style-name="Text">Nusprendėme pagaliau atnaujinti savo svetainę. <text:s/>Antradienį bus naujas dizainas, pereisime prie Plone TVS.</text:p>
      <text:p text:style-name="Text">Buvo aktyvus valdybos darbas. Įvyko net 9 valdybos susirinkimai.</text:p>
      <text:p text:style-name="P6">Per paskutinį valdybos susirinkimą susitarėme bendradarbiauti su LLS IVK atstovais.</text:p>
      <text:h text:style-name="Heading_20_3" text:outline-level="3">Klausimai</text:h>
      <text:p text:style-name="Text">Saulius N: kokie buvo pernai iškelti tikslai, ar jie buvo pasiekti?</text:p>
      <text:p text:style-name="Text">Jaro: Norėjom pagyvinti AKL veiklą. Ar tai pavyko? Galėjo būti ir geriau. <text:s/>Matome pagal VS susirinkusių žmonių skaičių. Tačiau šioks toks pagyvėjimas visgi yra. Norisi atgaivinti diegynių idėją naujoj formoj. Atsirado keletas naujų webinių projektų. </text:p>
      <text:p text:style-name="Text">Saulius N: Ar tai AKL nuopelnas? </text:p>
      <text:p text:style-name="Text">Jaro: Taip, nes mes paskatinome, suteikėme sąlygas.</text:p>
      <text:p text:style-name="P6">Taip pat manau, kad informavimas pagyvėjo.</text:p>
      <text:p text:style-name="P6"/>
      <text:h text:style-name="Heading_20_3" text:outline-level="3">Valdybos nario Sauliaus Gražulio pranešimas</text:h>
      <text:p text:style-name="Text">Autorių teisių komiteto pirmininkas. <text:s/>Pagrindinė veikla vyko praeitoj kadencijoj, kai kovojom prieš PĮ patentus, prisidėjome prie EU sąjūdžio. <text:s/>Šiais metais ta veikla buvo aprimusi. Tada kontaktavo daug su A. Sakalu ir kitais Europarlamentarais. Rezultatas bendra europinių pastangų buvo stulbinančiai sėkmingas. <text:s/>Direktyva buvo atmesta dauguma balsų.</text:p>
      <text:p text:style-name="Text">Stebiu FFII veiklą. <text:s/>Kai praėjo didysis pavojus, veikla atslūgo, bet jie vis viena stebi politinę situaciją. </text:p>
      <text:p text:style-name="Text">Yra jėgos, kurios bandys SWPAT prastumti, reikia neprarasti budrumo.</text:p>
      <text:p text:style-name="Text">Kadangi Mano veikla pagrįsta visuomeniniais pagrindais, veiksmų imamasi tik kai yra svarbus reikalas. IVPK programa. Yra balsai labai įtaigiai kalbantys prieš tą programą, o mes turime pasisakyti už tą programą. Aš skaičiau pranešimus ir rinkau parašus. <text:s/>Viskas įvyko sėkmingai, mūsų argumentai buvo išklausyti, diskusija įvyko.</text:p>
      <text:p text:style-name="Text">Kodėl tokiais dalykais užsiimu? Viena svarbiausių AKL funkcijų yra narių interesų atstovavimas. <text:s/>Kai ateina vienas S.G., tai asmeniniai interesai, bet kai ateina AKL atstovai, į tai žymiai rimčiau žiūrima. Tai yra svaresnė nuomonė. Tokia yra visuomeninių organizacijų funkcija. <text:s/>Jei politikai daro nesąmones, kažkas turi atsistoti ir pasakyti “ne”.</text:p>
      <text:p text:style-name="Text">Svetainę gali padaryti 1 žmogus, o atstovauti mūsų teises – tam reikalinga organizacija.</text:p>
      <text:p text:style-name="Text">Turime rasti ryšius su skirtingom jėgom.</text:p>
      <text:p text:style-name="Text"/>
      <text:h text:style-name="Heading_20_3" text:outline-level="3">Valdybos nario Mykolo Okulič-Kazarino pranešimas</text:h>
      <text:p text:style-name="Text">Mano specializacija – viešieji ryšiai. Ne kartą buvau kritikuojamas, o kodėl apie AKL veiklą negirdėt? Rašiau rašė pranešimus spaudai, mano pasisakymai buvo cituoti per radiją, spaudoj. <text:s/>Bet tuo turėtų užsiimti visa organizacija. Org. tikslas – populiarinti AK. ir tuo turi užsiimti visi org. nariai. <text:s/>Vasarą buvo padarytas pranešimas apie pranešimų spaudai rašymą.</text:p>
      <text:p text:style-name="Text">Viena naujų veiklos sričių – Wikipedia. <text:s/>Populiarinu visaip, pristačiau daugeliui žmonių. <text:s/>Kodėl? Mano nuomone, labai vertinga, kai galime pristatyti laisvą licenziją ne PĮ atžvilgiu. <text:s/>PĮ supranta nedaugelis žmonių. <text:s/>Wikipedia geras pavyzdys – kai GNU licenzija pritaikoma enciklopediniams tekstams, tai suprantama platesniam ratui žmonių.</text:p>
      <text:p text:style-name="Text">Prisidėjau vasaros myto organizavimui. </text:p>
      <text:p text:style-name="Text">Ieškojau darbuotojo. Vien prezidentas negali nešti visko ant kupros. Turi būti kažkoks aparatas. <text:s/>Praeitais metais buvo Romena, bet ji dingo. Aš radau Eriką, kuri dirbo 1 mėn, bet paskui irgi pabėgo.</text:p>
      <text:p text:style-name="Text">Ne tik pats rašau pranešimus spaudai, bet ir stebiu ką daro žiniasklaida, ką daro mūsų oponentai. Ir kartais bandau reaguoti.</text:p>
      <text:p text:style-name="Text"/>
      <text:h text:style-name="Heading_20_3" text:outline-level="3">Valdybos nario Alberto Agejevo pranešimas</text:h>
      <text:p text:style-name="Heading_20_4">Serverių ūkis</text:p>
      <text:p text:style-name="Text">Per praeitus metus žymiai prasiplėtė AKL serverių techninės galimybės. Liepos mėnesį paleidome naują serverį, kuriame suteikiame nemokamą hostingą atviriems projektams. Tarp jų pažymėtini baltix.akl.lt, gnome.lt, gimp.akl.lt, latex.akl.lt. Šitą serverį padovanojo AKL narys Kastytis Laurinaitis.</text:p>
      <text:p text:style-name="Text">Šį pavasarį pagrindinis AKL serveris ideja.akl.lt buvo perkeltas ant naujo kompiuterio. Kompiuterį padovanojo Z3U Ltd ir UAB SATi. Techniniai duomenys įspūdingi lyginant su kitais mūsų serveriais: Pentium4 2.6 GHz, 1 GB RAM, 2 x 160GB RAID-1.</text:p>
      <text:p text:style-name="Text">Pereidami prie naujo serverio atnaujinome ir mūsų naudojamą programinę įrangą. Dabar serveryje veikia Ubuntu Breezy operacinė sistema, naudojame Zope 2.8, Plone 2.1.2, ejabberd 1.0.0, mailman 2.1.5.</text:p>
      <text:p text:style-name="Text">Norėčiau padėkoti Žygimantui Augiliui už Jabber paslaugos administravimą ir perkėlimą prie naujos platformos. Taip pat norėčiau padėkoti Mindaugui Žakšauskui už BIND konfigūravimą.</text:p>
      <text:p text:style-name="Heading_20_4">naujienos.akl.lt</text:p>
      <text:p text:style-name="Text">Kaip AKL atstovas vaidinau užsakovą VU MIF studentų kursiniam projektui. Projekto eigoje studentų komanda kūrė programinė įrangą AKL naujienų portalui Zope 3 platformoje. Komandos vadovas buvo Martynas Jocius.</text:p>
      <text:p text:style-name="Text">Naujoji programinė įranga greit bus paleista AKL svetainėje.</text:p>
      <text:p text:style-name="Heading_20_4">Kita</text:p>
      <text:p text:style-name="Text">Praeitais metais buvau vienas iš stropiausių valdybos narių -- nedalyvavau tik viename valdybos susitikime. </text:p>
      <text:h text:style-name="Heading_20_3" text:outline-level="3">Valdybos nario Žilvino Jančoro pranešimas</text:h>
      <text:p text:style-name="Text">Rašiau straipsnius, dalyvavau diskusijose. Valdybos nariai dirba susirinkimuose ir kai reikia susisiekia ir tarp susitikimų, važiuoja atstovauti ir t.t. <text:s/>Bet visgi tai visuomeninė organizacija ir visi nariai turėtų bent prisiminti, kad jie AKL nariai savo kasdieniniam darbe.</text:p>
      <text:p text:style-name="Text">Per paskutinį Valdybos susirinkimą S. G. pateikė idėją suformuluoti AKL etikos kodeksą apie tai, kaip AKL nariai reiškiasi viešai, kas yra asmeninė nuomonė, o kas yra organizacijos nuomonė. </text:p>
      <text:p text:style-name="Text">Praeitais metasi buvau prezidentas, tai šiais metais ilsėjausi.</text:p>
      <text:p text:style-name="Text">Šiaip buvau atsakingas už dalį politikos su Tomu Jonušu kartu. Dar užsiimu švietimu, bet ne kaip AKL narys, o kaip AKI darbuotojas.</text:p>
      <text:h text:style-name="Heading_20_3" text:outline-level="3">Valdybos nario Tomo Jonušo pranešimas</text:h>
      <text:p text:style-name="Text">(Jaroslav papasakoja apie Tomą, nes Tomo nėra)</text:p>
      <text:p text:style-name="Text">Pats tomas telefonu man pasakė, kad per metus nieko nenuveikė. Vienintelis darbas buvo dalyvavimas toj komisijoj ir to kreipimosi parengimas. <text:s/></text:p>
      <text:p text:style-name="Text">Jaro mano, kad tai visai nemenkas darbas.</text:p>
      <text:p text:style-name="Text"/>
      <text:h text:style-name="Heading_20_2" text:outline-level="2">SVARSTYTA:</text:h>
      <text:p text:style-name="Standard">AKL 2005 m. finansai.</text:p>
      <text:h text:style-name="Heading_20_3" text:outline-level="3">Jaroslav Šatkevič trumpai pristato 2005m. AKL veiklos finansinę ataskaitą.</text:h>
      <text:p text:style-name="Text">Dabar sąskaitoj yra 6200 Lt, taigi turime pinigų žmogui pasamdyti.</text:p>
      <text:p text:style-name="Text">Sutvarkėm savo domeną, dabar jis oficialiai yra org. nuosavybė.</text:p>
      <text:p text:style-name="Text">Jaro kviečia visus AKL narius ieškoti studento, kuris galėtų dirbti AKLui. <text:s/>Reikia žmogaus, kuriam vadyba nesvetima. </text:p>
      <text:p text:style-name="Text">Finansinė ataskaita atspausdinta guli ant stalo, ją gali pasiimti susirinkime dalyvaujantis nariai.</text:p>
      <text:p text:style-name="Standard"/>
      <text:h text:style-name="Heading_20_2" text:outline-level="2">SVARSTYTA:</text:h>
      <text:p text:style-name="Standard">Linux geekų renginys Lietuvoje.</text:p>
      <text:h text:style-name="Heading_20_3" text:outline-level="3">Albertas pasakoja apie Linux geeku renginį</text:h>
      <text:p text:style-name="Text">Albertas sako, kad gal būt mums reikia sudalyvauti šitame renginyje. Kaip minimum reikia ten nuvažiuoti ir sudalyvauti, o geriausiu atveju prisidėti prie organizavimo. </text:p>
      <text:p text:style-name="Text">Mykolas sako, kad gerai būtų jei Albertas klausytųsi jų listo ir svarbius dalykus persiųsti į AKL mailing listą. </text:p>
      <text:p text:style-name="Text">Žilvinas. Gal Albertas galėtu gauti įvykių sąrašą ir pagalbos sąrašą ir permesti jį į AKL mailing listą.</text:p>
      <text:p text:style-name="Text">Albertas sutiko su pasiūlymais. </text:p>
      <text:p text:style-name="Text"/>
      <text:h text:style-name="Heading_20_2" text:outline-level="2">SVARSTYTA:</text:h>
      <text:p text:style-name="Text">AKL įstatų pakeitimas.</text:p>
      <text:h text:style-name="Heading_20_3" text:outline-level="3">NUTARTA:</text:h>
      <text:p text:style-name="Text">Vasilij Savin įgaliojamas skaičiuoti balsus.</text:p>
      <text:p text:style-name="Text">Ateinanti valdyba įgaliojama sudaryti redakcinę komisiją įstatų teisiniam įregistravimui.</text:p>
      <text:p text:style-name="Text"><text:span text:style-name="T4">1) pavadinimas: </text:span>Visomeninė Organizacija “Atvrias kodas Lietuvai”. <text:s/>Siūloma keisti į “Asociacija “Atviras kodas Lietuvai””.</text:p>
      <text:p text:style-name="Text">Donatas primena, kad keičiant pavadinimą reikės pranešti viešai.</text:p>
      <text:p text:style-name="Text">Klausimas, kas yra pavadinimas, kas yra priedas prie pavadinimo: <text:s/>Ar “asociacija” yra pavadinimo dalis. <text:span text:style-name="T4">Priima vienbalsiai.</text:span></text:p>
      <text:p text:style-name="P7">2) punktą 1.4 <text:span text:style-name="T5">išmesti </text:span>18 už, 1 susilaikė.</text:p>
      <text:p text:style-name="P7">3) punktas 1.6 dėl finansinių metų.<text:span text:style-name="T5"> Norėtume, kad mūsų <text:s/>metai prasidėtų rudenį. Finansiniai metai prasideda liepos 1 d. </text:span>vienbalsiai</text:p>
      <text:p text:style-name="P7">4) punkto 2.1.4 įterpimas:<text:span text:style-name="T5"> atstovauti ir ginti AK vartotojų interesus. </text:span>Vienbalsiai.</text:p>
      <text:p text:style-name="P7">5) punkto 2.1.5 įterpimas:<text:span text:style-name="T5"> atstovauti ir ginti AK kūrėjų interesus. </text:span>Vienbalsiai.</text:p>
      <text:p text:style-name="Text"><text:span text:style-name="T4">6) 2.1.3 sutrumpinam</text:span><text:span text:style-name="T5"> iki „Skatinti legalų programų naudojimą.“. </text:span><text:span text:style-name="T4">18 už, 1 prieš.</text:span></text:p>
      <text:p text:style-name="P7">7) redakcinei grupei pavedame keisti punktų tvarką. Vienbalsiai.</text:p>
      <text:p text:style-name="P7">8) visur pakeisti “<text:span text:style-name="T5">atviro kodo” į “laisvų ir atviro kodo”. <text:s/>Vienbalsiai.</text:span></text:p>
      <text:p text:style-name="P7">9) 3.1.1 <text:s/>išbraukti <text:span text:style-name="T5">ir pritariantis Atviro kodo judėjimo principams. </text:span>Vienbalsiai.</text:p>
      <text:p text:style-name="P8"><text:span text:style-name="T4">10) </text:span>4.2.6.3 išbraukti “vienerių metų kadencijai”. <text:span text:style-name="T4">Vienbalsiai.</text:span></text:p>
      <text:p text:style-name="P8"><text:span text:style-name="T4">11)</text:span> <text:span text:style-name="T4">įterpti 4.2.4</text:span>: Pasibaigus finansiniams metams, ne vėliau kaip per 6 mėn. šaukiamas susirinkimas, kuriame tvirtinama finansinė ataskaita, renkamas prezidentas ir valdyba ir revizorius. Redakcinė komisija galės suformuluoti. <text:span text:style-name="T4">Vienbalsiai.</text:span></text:p>
      <text:p text:style-name="P8"><text:span text:style-name="T4">12) </text:span>išbraukti “vykdantis direktorius” iš įstatų. <text:span text:style-name="T4">Vienbalsiai.</text:span></text:p>
      <text:p text:style-name="Text"/>
      <text:h text:style-name="Heading_20_2" text:outline-level="2">SVARSTYTA:</text:h>
      <text:p text:style-name="Standard">AKL prezidento, revizoriaus ir valdybos rinkimai.</text:p>
      <text:p text:style-name="Standard">Rinkimai vyksta paprastu daugumos balsų būdu.</text:p>
      <text:h text:style-name="Heading_20_3" text:outline-level="3">NUTARTA:</text:h>
      <text:p text:style-name="Standard">Revizorius:</text:p>
      <text:p text:style-name="Standard"><text:tab/>Kęstutis Biliūnas <text:tab/><text:tab/>– 18 </text:p>
      <text:p text:style-name="Standard"/>
      <text:p text:style-name="Standard">Prezidentas:</text:p>
      <text:p text:style-name="Standard"><text:tab/>Jaroslav Šatkevič <text:tab/><text:tab/>– 15</text:p>
      <text:p text:style-name="Standard"><text:tab/>Albertas Agejevas <text:tab/><text:tab/>– 4</text:p>
      <text:p text:style-name="Standard"/>
      <text:p text:style-name="Standard">Valdyba (galima buvo balsuoti už 6 kandidatus): </text:p>
      <text:p text:style-name="Standard"><text:tab/>Tomas Jonušas <text:tab/><text:tab/>– 14</text:p>
      <text:p text:style-name="Standard"><text:tab/>Mantas Kriaučiūnas <text:tab/><text:tab/>– 4</text:p>
      <text:p text:style-name="Standard"><text:tab/>Jaroslav Šatkevič <text:tab/><text:tab/>– 13</text:p>
      <text:p text:style-name="Standard"><text:tab/>Mykolas Okulič-Kazarinas <text:tab/>– 17</text:p>
      <text:p text:style-name="Standard"><text:tab/>Albertas Agejevas <text:tab/><text:tab/>– 18</text:p>
      <text:p text:style-name="Standard"><text:tab/>Saulius Gražulis <text:tab/><text:tab/>– 16</text:p>
      <text:p text:style-name="Standard"><text:tab/>Žilvinas Jančoras <text:tab/><text:tab/>– 13</text:p>
      <text:p text:style-name="Standard"><text:tab/>Marius Gedminas <text:tab/><text:tab/>– 9</text:p>
      <text:p text:style-name="Standard"><text:tab/>Vasilijus Savin <text:tab/><text:tab/>– 4</text:p>
      <text:p text:style-name="Standard"/>
      <text:p text:style-name="Standard"/>
      <text:p text:style-name="Standard">Susirinkimo pirmininkas<text:tab/><text:tab/><text:tab/><text:tab/><text:tab/>Susirinkimo sekretorius</text:p>
      <text:p text:style-name="Standard">Jaroslav Šatkevič<text:tab/><text:tab/><text:tab/><text:tab/><text:tab/><text:tab/>Albertas Agejeva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Lucidasans, 'Lucida Sans', 'Arial Unicode MS'"/>
    <style:font-face style:name="Arial" svg:font-family="Arial" style:font-pitch="variable"/>
    <style:font-face style:name="Tahoma" svg:font-family="Tahoma, Lucidasans, 'Lucida Sans', 'Arial Unicode MS'"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lt" fo:country="LT" style:font-size-asian="12pt" style:language-asian="lt" style:country-asian="LT" style:font-size-complex="12pt" style:language-complex="lt" style:country-complex="LT"/>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lt" fo:country="LT" style:font-name-asian="Arial" style:font-size-asian="12pt" style:language-asian="lt" style:country-asian="LT" style:font-name-complex="Tahoma" style:font-size-complex="12pt" style:language-complex="lt" style:country-complex="LT"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class="text">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Heading_20_1" style:display-name="Heading 1" style:family="paragraph" style:parent-style-name="Title" style:next-style-name="Text" style:class="text" style:default-outline-level="1">
      <style:paragraph-properties fo:text-align="center" style:justify-single-word="false"/>
      <style:text-properties fo:font-size="150%" fo:font-weight="bold" style:font-size-asian="115%" style:font-weight-asian="bold" style:font-size-complex="115%" style:font-weight-complex="bold"/>
    </style:style>
    <style:style style:name="Heading_20_2" style:display-name="Heading 2" style:family="paragraph" style:parent-style-name="Title" style:next-style-name="Text"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 style:class="text" style:master-page-name=""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 style:class="text">
      <style:text-properties fo:font-size="12pt" fo:font-style="oblique" fo:font-weight="bold" style:font-size-asian="85%" style:font-style-asian="italic" style:font-weight-asian="normal" style:font-size-complex="85%" style:font-style-complex="italic" style:font-weight-complex="normal"/>
    </style:style>
    <style:style style:name="List" style:family="paragraph" style:parent-style-name="Text" style:class="list">
      <style:text-properties style:font-name-complex="Tahoma1"/>
    </style:style>
    <style:style style:name="Title" style:family="paragraph" style:parent-style-name="Standard" style:class="text">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Standard" style:class="extra">
      <style:paragraph-properties fo:margin-top="0cm" fo:margin-bottom="0.212cm" fo:text-align="justify" style:justify-single-word="false"/>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Standard" style:class="text">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ubtitle" style:family="paragraph" style:parent-style-name="Title" style:next-style-name="Text"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5-21T14:33:29</meta:creation-date>
    <dc:creator>Jaroslav Šatkevič</dc:creator>
    <dc:date>2006-11-09T20:03:59</dc:date>
    <meta:print-date>2005-06-21T08:35:32</meta:print-date>
    <dc:language>lt-LT</dc:language>
    <meta:editing-cycles>121</meta:editing-cycles>
    <meta:editing-duration>PT7H39M32S</meta:editing-duration>
    <meta:user-defined meta:name="Info 1"/>
    <meta:user-defined meta:name="Info 2"/>
    <meta:user-defined meta:name="Info 3"/>
    <meta:user-defined meta:name="Info 4"/>
    <meta:document-statistic meta:table-count="0" meta:image-count="0" meta:object-count="0" meta:page-count="5" meta:paragraph-count="125" meta:word-count="1603" meta:character-count="12084"/>
  </office:meta>
</office:document-meta>
</file>